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2f5a" officeooo:paragraph-rsid="00142f5a"/>
    </style:style>
    <style:style style:name="T1" style:family="text">
      <style:text-properties officeooo:rsid="0015dc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 Poster: <text:s/>Clayton Williams, <text:tab/>Poster Reviewer: Ralph Marinaro</text:p>
      <text:p text:style-name="P1"/>
      <text:p text:style-name="P1"><text:tab/>The content on your poster is well understood without any explanantion. I felt like your</text:p>
      <text:p text:style-name="P1"/>
      <text:p text:style-name="P1">poster was detailed enough to stand on its own. The presentation was also informative and had a clear</text:p>
      <text:p text:style-name="P1"/>
      <text:p text:style-name="P1">focus and flow. I was able to easily understand the steps you took during your project as you explained</text:p>
      <text:p text:style-name="P1"/>
      <text:p text:style-name="P1">them and it was obvious <text:span text:style-name="T1">to me</text:span> that you had a very good understanding of what you were presenting. I</text:p>
      <text:p text:style-name="P1"/>
      <text:p text:style-name="P1">also felt that you had prepared well for the presentation and were able to convey the more complex</text:p>
      <text:p text:style-name="P1"/>
      <text:p text:style-name="P1">parts of your project to someone who had not had any prior exposure to your work. Overall I felt your </text:p>
      <text:p text:style-name="P1"/>
      <text:p text:style-name="P1">content, preparation, and presentation were very well executed.</text:p>
      <text:p text:style-name="P1"/>
      <text:p text:style-name="P1"><text:tab/>As we discussed at the peer review session, I do have a few suggestions for improvement to the</text:p>
      <text:p text:style-name="P1"/>
      <text:p text:style-name="P1">organization and formatting of your poster. The background color is currently washing out the school</text:p>
      <text:p text:style-name="P1"/>
      <text:p text:style-name="P1">logo you have since they are both green. I would also adjust some of the spacing between text columns</text:p>
      <text:p text:style-name="P1"/>
      <text:p text:style-name="P1">and between section headers. If all of this is nice and even, then the poster will look a lot more</text:p>
      <text:p text:style-name="P1"/>
      <text:p text:style-name="P1">aesthetically pleasing. Personally I prefer to put boxes around text to separate the different sections, but</text:p>
      <text:p text:style-name="P1"/>
      <text:p text:style-name="P1">that is more an individual opinion. I know some people do not prefer this. I would also suggest either</text:p>
      <text:p text:style-name="P1"/>
      <text:p text:style-name="P1">making the photos and graphs bigger to fit the size of the column text or possibly use text wrap to even</text:p>
      <text:p text:style-name="P1"/>
      <text:p text:style-name="P1">off the photos with the text. Again, this is just an edit for visual appeal. My final suggestion is that,if</text:p>
      <text:p text:style-name="P1"/>
      <text:p text:style-name="P1">you are going to keep the formulas, it might be a good idea to explain what relationships they describe</text:p>
      <text:p text:style-name="P1"/>
      <text:p text:style-name="P1">and what the different variables represent. I believe we also discussed the possibility of putting in a</text:p>
      <text:p text:style-name="P1"/>
      <text:p text:style-name="P1">hand made schematic of a magnetron. I think this will be <text:span text:style-name="T1">a</text:span> good addition to the poster so that viewers</text:p>
      <text:p text:style-name="P1"/>
      <text:p text:style-name="P1">can have a better idea of what you are describing. </text:p>
      <text:p text:style-name="P1"/>
      <text:p text:style-name="P1"><text:tab/>There are a few things that I like about the formatting. The text is all appropriately sized</text:p>
      <text:p text:style-name="P1"/>
      <text:p text:style-name="P1">between the title, personal information, headers, and paragraphs. I also like the color scheme, but again</text:p>
      <text:p text:style-name="P1"/>
      <text:p text:style-name="P1">there is just that small issue of the school logo getting washed out. Although I have suggested a lot of</text:p>
      <text:p text:style-name="P1"/>
      <text:p text:style-name="P1">changes to the formatting, these edits should be fairly easy to make, and the most important thing is</text:p>
      <text:p text:style-name="P1"/>
      <text:p text:style-name="P1">that your content and presentation are very solid. I look forward to seeing your final resu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q </meta:initial-creator>
    <meta:creation-date>2018-07-26T10:14:21.008298544</meta:creation-date>
    <dc:date>2018-07-26T13:07:42.725932541</dc:date>
    <dc:creator>adaq </dc:creator>
    <meta:editing-duration>PT2H32M30S</meta:editing-duration>
    <meta:editing-cycles>2</meta:editing-cycles>
    <meta:generator>LibreOffice/4.3.7.2$Linux_x86 LibreOffice_project/430$Build-2</meta:generator>
    <meta:document-statistic meta:table-count="0" meta:image-count="0" meta:object-count="0" meta:page-count="1" meta:paragraph-count="25" meta:word-count="427" meta:character-count="2393" meta:non-whitespace-character-count="1984"/>
  </office:meta>
</office:document-meta>
</file>